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b0d6" officeooo:paragraph-rsid="000eb0d6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58:26.796632139</meta:creation-date>
    <dc:date>2019-05-23T21:59:47.260757113</dc:date>
    <meta:editing-duration>PT1M2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0.3$Linux_X86_64 LibreOffice_project/64a0f66915f38c6217de274f0aa8e15618924765</meta:generator>
  </office:meta>
</office:document-meta>
</file>